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Why Your AI Assistant Needs Onboarding (Just Like Your New Hires)</text:p>
      <text:p text:style-name="Preformatted_20_Text"/>
      <text:p text:style-name="Preformatted_20_Text">**The hidden parallel between human learning and AI effectiveness that every leader should understand**</text:p>
      <text:p text:style-name="Preformatted_20_Text"/>
      <text:p text:style-name="Preformatted_20_Text">---</text:p>
      <text:p text:style-name="Preformatted_20_Text"/>
      <text:p text:style-name="Preformatted_20_Text">## The Challenge Every Leader Knows</text:p>
      <text:p text:style-name="Preformatted_20_Text"/>
      <text:p text:style-name="Preformatted_20_Text">You hire a talented software engineer with a computer science degree. They're smart, capable, and eager to contribute. But on day one, they can't ship a single feature.</text:p>
      <text:p text:style-name="Preformatted_20_Text"/>
      <text:p text:style-name="Preformatted_20_Text">Why? **They lack context.**</text:p>
      <text:p text:style-name="Preformatted_20_Text"/>
      <text:p text:style-name="Preformatted_20_Text">They don't know:</text:p>
      <text:p text:style-name="Preformatted_20_Text">- How your company operates</text:p>
      <text:p text:style-name="Preformatted_20_Text">- What your department's standards are</text:p>
      <text:p text:style-name="Preformatted_20_Text">- How your specific systems work</text:p>
      <text:p text:style-name="Preformatted_20_Text">- What tools and processes you use</text:p>
      <text:p text:style-name="Preformatted_20_Text"/>
      <text:p text:style-name="Preformatted_20_Text">Sound familiar? Now consider this: **The exact same problem exists with AI systems.**</text:p>
      <text:p text:style-name="Preformatted_20_Text"/>
      <text:p text:style-name="Preformatted_20_Text"><text:soft-page-break/>---</text:p>
      <text:p text:style-name="Preformatted_20_Text"/>
      <text:p text:style-name="Preformatted_20_Text">## The Universal Pattern of Expertise</text:p>
      <text:p text:style-name="Preformatted_20_Text"/>
      <text:p text:style-name="Preformatted_20_Text">Whether you're developing human talent or deploying AI capabilities, creating expertise follows an identical pattern:</text:p>
      <text:p text:style-name="Preformatted_20_Text"/>
      <text:p text:style-name="Preformatted_20_Text">**You cannot go from general knowledge to specialized productivity in one step.**</text:p>
      <text:p text:style-name="Preformatted_20_Text"/>
      <text:p text:style-name="Preformatted_20_Text">Both humans and AI need **segmented context delivered in progressive layers**.</text:p>
      <text:p text:style-name="Preformatted_20_Text"/>
      <text:p text:style-name="Preformatted_20_Text">---</text:p>
      <text:p text:style-name="Preformatted_20_Text"/>
      <text:p text:style-name="Preformatted_20_Text">## The Five Levels: Human vs AI</text:p>
      <text:p text:style-name="Preformatted_20_Text"/>
      <text:p text:style-name="Preformatted_20_Text">Here's how the pattern looks side-by-side:</text:p>
      <text:p text:style-name="Preformatted_20_Text"/>
      <text:p text:style-name="Preformatted_20_Text">### Level 0: The Baseline</text:p>
      <text:p text:style-name="Preformatted_20_Text"/>
      <text:p text:style-name="Preformatted_20_Text">**👨‍🎓 Human:** College graduate with CS degree</text:p>
      <text:p text:style-name="Preformatted_20_Text">- General programming knowledge</text:p>
      <text:p text:style-name="Preformatted_20_Text">- Algorithms and data structures</text:p>
      <text:p text:style-name="Preformatted_20_Text"><text:soft-page-break/>- Academic projects</text:p>
      <text:p text:style-name="Preformatted_20_Text">- **Can't:** Deploy to your infrastructure or follow your standards</text:p>
      <text:p text:style-name="Preformatted_20_Text"/>
      <text:p text:style-name="Preformatted_20_Text">**🤖 AI:** Base model (ChatGPT, Copilot)</text:p>
      <text:p text:style-name="Preformatted_20_Text">- General programming knowledge</text:p>
      <text:p text:style-name="Preformatted_20_Text">- Common patterns and practices</text:p>
      <text:p text:style-name="Preformatted_20_Text">- Public documentation</text:p>
      <text:p text:style-name="Preformatted_20_Text">- **Can't:** Understand your infrastructure or project specifics</text:p>
      <text:p text:style-name="Preformatted_20_Text"/>
      <text:p text:style-name="Preformatted_20_Text">---</text:p>
      <text:p text:style-name="Preformatted_20_Text"/>
      <text:p text:style-name="Preformatted_20_Text">### Level 1: Broad Context</text:p>
      <text:p text:style-name="Preformatted_20_Text"/>
      <text:p text:style-name="Preformatted_20_Text">**👨‍🎓 Human:** Company Onboarding (Week 1)</text:p>
      <text:p text:style-name="Preformatted_20_Text">- Company mission and values</text:p>
      <text:p text:style-name="Preformatted_20_Text">- Common tools: Slack, GitHub, Jira</text:p>
      <text:p text:style-name="Preformatted_20_Text">- Security protocols</text:p>
      <text:p text:style-name="Preformatted_20_Text">- Organizational structure</text:p>
      <text:p text:style-name="Preformatted_20_Text"/>
      <text:p text:style-name="Preformatted_20_Text">**🤖 AI:** User-Level Context (Session Start)</text:p>
      <text:p text:style-name="Preformatted_20_Text">- User preferences and history</text:p>
      <text:p text:style-name="Preformatted_20_Text"><text:soft-page-break/>- General-purpose tools and skills</text:p>
      <text:p text:style-name="Preformatted_20_Text">- Session management</text:p>
      <text:p text:style-name="Preformatted_20_Text">- Default capabilities</text:p>
      <text:p text:style-name="Preformatted_20_Text"/>
      <text:p text:style-name="Preformatted_20_Text">---</text:p>
      <text:p text:style-name="Preformatted_20_Text"/>
      <text:p text:style-name="Preformatted_20_Text">### Level 2: Domain Context</text:p>
      <text:p text:style-name="Preformatted_20_Text"/>
      <text:p text:style-name="Preformatted_20_Text">**👨‍🎓 Human:** Department Training (Month 1)</text:p>
      <text:p text:style-name="Preformatted_20_Text">- Tech stack: Python, PostgreSQL, Kubernetes</text:p>
      <text:p text:style-name="Preformatted_20_Text">- Architecture patterns: microservices, event-driven</text:p>
      <text:p text:style-name="Preformatted_20_Text">- Deployment pipeline: CI/CD processes</text:p>
      <text:p text:style-name="Preformatted_20_Text">- Coding standards and network topology</text:p>
      <text:p text:style-name="Preformatted_20_Text"/>
      <text:p text:style-name="Preformatted_20_Text">**🤖 AI:** Workspace Context (Project Entry)</text:p>
      <text:p text:style-name="Preformatted_20_Text">- Infrastructure documentation</text:p>
      <text:p text:style-name="Preformatted_20_Text">- Domain-specific skills and tools</text:p>
      <text:p text:style-name="Preformatted_20_Text">- Architecture and security policies</text:p>
      <text:p text:style-name="Preformatted_20_Text">- Deployment procedures</text:p>
      <text:p text:style-name="Preformatted_20_Text"/>
      <text:p text:style-name="Preformatted_20_Text">---</text:p>
      <text:p text:style-name="Preformatted_20_Text"><text:soft-page-break/></text:p>
      <text:p text:style-name="Preformatted_20_Text">### Level 3: Specific Context</text:p>
      <text:p text:style-name="Preformatted_20_Text"/>
      <text:p text:style-name="Preformatted_20_Text">**👨‍🎓 Human:** Role Assignment (Quarter 1)</text:p>
      <text:p text:style-name="Preformatted_20_Text">- Assigned service: "You're on the API Gateway team"</text:p>
      <text:p text:style-name="Preformatted_20_Text">- Codebase structure and patterns</text:p>
      <text:p text:style-name="Preformatted_20_Text">- Service dependencies</text:p>
      <text:p text:style-name="Preformatted_20_Text">- Known issues and recent changes</text:p>
      <text:p text:style-name="Preformatted_20_Text"/>
      <text:p text:style-name="Preformatted_20_Text">**🤖 AI:** Project Context (Service Entry)</text:p>
      <text:p text:style-name="Preformatted_20_Text">- Project-specific documentation</text:p>
      <text:p text:style-name="Preformatted_20_Text">- Service architecture</text:p>
      <text:p text:style-name="Preformatted_20_Text">- Configuration details</text:p>
      <text:p text:style-name="Preformatted_20_Text">- Troubleshooting history</text:p>
      <text:p text:style-name="Preformatted_20_Text"/>
      <text:p text:style-name="Preformatted_20_Text">---</text:p>
      <text:p text:style-name="Preformatted_20_Text"/>
      <text:p text:style-name="Preformatted_20_Text">### Level 4: Task Context</text:p>
      <text:p text:style-name="Preformatted_20_Text"/>
      <text:p text:style-name="Preformatted_20_Text">**👨‍🎓 Human:** Assignment Details (Sprint Planning)</text:p>
      <text:p text:style-name="Preformatted_20_Text">- Business requirements</text:p>
      <text:p text:style-name="Preformatted_20_Text"><text:soft-page-break/>- Technical approach</text:p>
      <text:p text:style-name="Preformatted_20_Text">- Test scenarios</text:p>
      <text:p text:style-name="Preformatted_20_Text">- **Tools learned on-demand:** Postman, specific APIs, Jira workflows</text:p>
      <text:p text:style-name="Preformatted_20_Text"/>
      <text:p text:style-name="Preformatted_20_Text">**🤖 AI:** Runtime Tool Loading (Execution)</text:p>
      <text:p text:style-name="Preformatted_20_Text">- Task-specific requirements</text:p>
      <text:p text:style-name="Preformatted_20_Text">- Relevant past lessons (memory)</text:p>
      <text:p text:style-name="Preformatted_20_Text">- **Tools loaded on-demand:** Database queries, API skills, file operations</text:p>
      <text:p text:style-name="Preformatted_20_Text"/>
      <text:p text:style-name="Preformatted_20_Text">---</text:p>
      <text:p text:style-name="Preformatted_20_Text"/>
      <text:p text:style-name="Preformatted_20_Text">## The Key Insight</text:p>
      <text:p text:style-name="Preformatted_20_Text"/>
      <text:p text:style-name="Preformatted_20_Text">At each level, notice what happens:</text:p>
      <text:p text:style-name="Preformatted_20_Text"/>
      <text:p text:style-name="Preformatted_20_Text">**Without the previous layer's context, the next layer is useless.**</text:p>
      <text:p text:style-name="Preformatted_20_Text"/>
      <text:p text:style-name="Preformatted_20_Text">A new hire can't learn department-specific deployment patterns until they know the company's tools. An AI can't apply infrastructure-specific knowledge until it has workspace context loaded.</text:p>
      <text:p text:style-name="Preformatted_20_Text"/>
      <text:p text:style-name="Preformatted_20_Text">**This isn't a technical limitation—it's a fundamental property of how expertise is built.**</text:p>
      <text:p text:style-name="Preformatted_20_Text"/>
      <text:p text:style-name="Preformatted_20_Text"><text:soft-page-break/>---</text:p>
      <text:p text:style-name="Preformatted_20_Text"/>
      <text:p text:style-name="Preformatted_20_Text">## What This Means for Leaders</text:p>
      <text:p text:style-name="Preformatted_20_Text"/>
      <text:p text:style-name="Preformatted_20_Text">### For Human Resources:</text:p>
      <text:p text:style-name="Preformatted_20_Text">❌ **Bad:** Throw documentation at new hires on day one</text:p>
      <text:p text:style-name="Preformatted_20_Text">✅ **Good:** Layer information progressively (company → department → role → task)</text:p>
      <text:p text:style-name="Preformatted_20_Text"/>
      <text:p text:style-name="Preformatted_20_Text">### For AI Implementation:</text:p>
      <text:p text:style-name="Preformatted_20_Text">❌ **Bad:** Expect ChatGPT to understand your infrastructure</text:p>
      <text:p text:style-name="Preformatted_20_Text">✅ **Good:** Use AI systems with layered context loading (like Claude Code with workspace configuration)</text:p>
      <text:p text:style-name="Preformatted_20_Text"/>
      <text:p text:style-name="Preformatted_20_Text">---</text:p>
      <text:p text:style-name="Preformatted_20_Text"/>
      <text:p text:style-name="Preformatted_20_Text">## The Universal Principle</text:p>
      <text:p text:style-name="Preformatted_20_Text"/>
      <text:p text:style-name="Preformatted_20_Text">**Context organization transforms generalists into specialists.**</text:p>
      <text:p text:style-name="Preformatted_20_Text"/>
      <text:p text:style-name="Preformatted_20_Text">- Without layered context → Capable individuals who can't execute in your environment</text:p>
      <text:p text:style-name="Preformatted_20_Text">- With layered context → Domain experts who are immediately productive</text:p>
      <text:p text:style-name="Preformatted_20_Text"/>
      <text:p text:style-name="Preformatted_20_Text"><text:soft-page-break/>This applies whether you're:</text:p>
      <text:p text:style-name="Preformatted_20_Text">- Onboarding a new employee</text:p>
      <text:p text:style-name="Preformatted_20_Text">- Deploying an AI assistant</text:p>
      <text:p text:style-name="Preformatted_20_Text">- Training a contractor</text:p>
      <text:p text:style-name="Preformatted_20_Text">- Implementing any specialized capability</text:p>
      <text:p text:style-name="Preformatted_20_Text"/>
      <text:p text:style-name="Preformatted_20_Text">---</text:p>
      <text:p text:style-name="Preformatted_20_Text"/>
      <text:p text:style-name="Preformatted_20_Text">## The Bottom Line</text:p>
      <text:p text:style-name="Preformatted_20_Text"/>
      <text:p text:style-name="Preformatted_20_Text">The next time you wonder why your AI tool "doesn't understand our codebase" or your new hire "isn't productive yet," remember:</text:p>
      <text:p text:style-name="Preformatted_20_Text"/>
      <text:p text:style-name="Preformatted_20_Text">**They both need the same thing: context, delivered layer by layer.**</text:p>
      <text:p text:style-name="Preformatted_20_Text"/>
      <text:p text:style-name="Preformatted_20_Text">The good news? Just as companies have refined onboarding processes over decades, AI systems are now being built with the same layered context principles.</text:p>
      <text:p text:style-name="Preformatted_20_Text"/>
      <text:p text:style-name="Preformatted_20_Text">The question isn't whether to provide context—it's **how well you organize it**.</text:p>
      <text:p text:style-name="Preformatted_20_Text"/>
      <text:p text:style-name="Preformatted_20_Text">---</text:p>
      <text:p text:style-name="Preformatted_20_Text"/>
      <text:p text:style-name="Preformatted_20_Text">## Discussion Questions</text:p>
      <text:p text:style-name="Preformatted_20_Text"><text:soft-page-break/></text:p>
      <text:p text:style-name="Preformatted_20_Text">- How does your organization currently structure onboarding for new hires?</text:p>
      <text:p text:style-name="Preformatted_20_Text">- What context layers do you provide, and in what order?</text:p>
      <text:p text:style-name="Preformatted_20_Text">- If you use AI tools, how do you provide them with your company/project context?</text:p>
      <text:p text:style-name="Preformatted_20_Text">- Have you noticed parallels between effective onboarding and effective AI deployment?</text:p>
      <text:p text:style-name="Preformatted_20_Text"/>
      <text:p text:style-name="Preformatted_20_Text">**Share your experiences in the comments.** I'm curious how different organizations approach context layering—both for humans and AI systems.</text:p>
      <text:p text:style-name="Preformatted_20_Text"/>
      <text:p text:style-name="Preformatted_20_Text">---</text:p>
      <text:p text:style-name="Preformatted_20_Text"/>
      <text:p text:style-name="Preformatted_20_Text">## Want to Learn More?</text:p>
      <text:p text:style-name="Preformatted_20_Text"/>
      <text:p text:style-name="Preformatted_20_Text">For a detailed technical implementation of layered context in AI systems, including:</text:p>
      <text:p text:style-name="Preformatted_20_Text">- Architecture diagrams showing the 4-layer context loading sequence</text:p>
      <text:p text:style-name="Preformatted_20_Text">- Practical examples from real infrastructure</text:p>
      <text:p text:style-name="Preformatted_20_Text">- Side-by-side visual comparisons</text:p>
      <text:p text:style-name="Preformatted_20_Text"/>
      <text:p text:style-name="Preformatted_20_Text">Visit: https://nginx.ai-servicers.com/context-compare/</text:p>
      <text:p text:style-name="Preformatted_20_Text"/>
      <text:p text:style-name="Preformatted_20_Text">---</text:p>
      <text:p text:style-name="Preformatted_20_Text"/>
      <text:p text:style-name="Preformatted_20_Text"><text:soft-page-break/>## About the Author</text:p>
      <text:p text:style-name="Preformatted_20_Text"/>
      <text:p text:style-name="Preformatted_20_Text">**Michael Murphy** is Corporate Vice President, Life Insurance Domain Architect at New York Life, specializing in Cloud Architecture and Software CI/CD.</text:p>
      <text:p text:style-name="Preformatted_20_Text"/>
      <text:p text:style-name="Preformatted_20_Text">"AI is rewriting how value gets built. Leveraging decades of software automated delivery, I am focused on leveraging disciplined AI software development, boosts reliability, and produces solutions with clear, measurable impact."</text:p>
      <text:p text:style-name="Preformatted_20_Text"/>
      <text:p text:style-name="Preformatted_20_Text">Connect with Michael on LinkedIn: [linkedin.com/in/mikemurphynj](https://www.linkedin.com/in/mikemurphynj/)</text:p>
      <text:p text:style-name="Preformatted_20_Text"/>
      <text:p text:style-name="Preformatted_20_Text">**Tags:** #ArtificialIntelligence #Leadership #TalentDevelopment #AI #Onboarding #OrganizationalEffectiveness #TechLeadership #CloudArchitecture #DigitalTransformation #InsurTech</text:p>
      <text:p text:style-name="Preformatted_20_Text"/>
      <text:p text:style-name="Preformatted_20_Text">---</text:p>
      <text:p text:style-name="Preformatted_20_Text"/>
      <text:p text:style-name="Preformatted_20_Text">## Accompanying Images to Create</text:p>
      <text:p text:style-name="Preformatted_20_Text"/>
      <text:p text:style-name="Preformatted_20_Text">### **PRIMARY IMAGE: Column Header with Photos**</text:p>
      <text:p text:style-name="Preformatted_20_Text"/>
      <text:p text:style-name="Preformatted_20_Text">**Specifications:**</text:p>
      <text:p text:style-name="Preformatted_20_Text">- **Dimensions:** 1200px wide × 400px tall</text:p>
      <text:p text:style-name="Preformatted_20_Text">- **Format:** PNG or JPG</text:p>
      <text:p text:style-name="Preformatted_20_Text">- **LinkedIn optimal:** 1200×627px (if you want to use as featured article image)</text:p>
      <text:p text:style-name="Preformatted_20_Text"/>
      <text:p text:style-name="Preformatted_20_Text"><text:soft-page-break/>**Layout:**</text:p>
      <text:p text:style-name="Preformatted_20_Text">```</text:p>
      <text:p text:style-name="Preformatted_20_Text">┌────────────────────────────────────────────────────────────┐</text:p>
      <text:p text:style-name="Preformatted_20_Text">│ <text:s/>[College Graduate Photo] <text:s/>vs <text:s/>[HAL 9000 / AI Image] <text:s text:c="5"/>│</text:p>
      <text:p text:style-name="Preformatted_20_Text">│ <text:s text:c="60"/>│</text:p>
      <text:p text:style-name="Preformatted_20_Text">│ <text:s/>👨‍🎓 Human Learning <text:s text:c="8"/>🤖 AI Context Loading <text:s text:c="9"/>│</text:p>
      <text:p text:style-name="Preformatted_20_Text">│ <text:s/>New Software Engineer <text:s text:c="6"/>Claude Code <text:s text:c="18"/>│</text:p>
      <text:p text:style-name="Preformatted_20_Text">└────────────────────────────────────────────────────────────┘</text:p>
      <text:p text:style-name="Preformatted_20_Text">```</text:p>
      <text:p text:style-name="Preformatted_20_Text"/>
      <text:p text:style-name="Preformatted_20_Text">**Left Side (Human):**</text:p>
      <text:p text:style-name="Preformatted_20_Text">- **Photo:** Stock image of college graduate in cap and gown</text:p>
      <text:p text:style-name="Preformatted_20_Text"><text:s text:c="2"/>- Professional, diverse, optimistic look</text:p>
      <text:p text:style-name="Preformatted_20_Text"><text:s text:c="2"/>- Ideally showing diploma or celebrating</text:p>
      <text:p text:style-name="Preformatted_20_Text"><text:s text:c="2"/>- Search terms: "college graduate professional", "software engineering grad"</text:p>
      <text:p text:style-name="Preformatted_20_Text"><text:s text:c="2"/>- Recommended sources: Unsplash, Pexels (free), or Shutterstock (paid)</text:p>
      <text:p text:style-name="Preformatted_20_Text"><text:s text:c="2"/>- Example: Young professional in business casual with laptop/graduation cap</text:p>
      <text:p text:style-name="Preformatted_20_Text"/>
      <text:p text:style-name="Preformatted_20_Text">- **Overlay text:**</text:p>
      <text:p text:style-name="Preformatted_20_Text"><text:s text:c="2"/>- "👨‍🎓 Human Learning"</text:p>
      <text:p text:style-name="Preformatted_20_Text"><text:s text:c="2"/>- "New Software Engineer"</text:p>
      <text:p text:style-name="Preformatted_20_Text"><text:soft-page-break/><text:s text:c="2"/>- Font: Sans-serif, bold</text:p>
      <text:p text:style-name="Preformatted_20_Text"><text:s text:c="2"/>- Color: Dark blue (#1e3c72) or white with dark background</text:p>
      <text:p text:style-name="Preformatted_20_Text"/>
      <text:p text:style-name="Preformatted_20_Text">**Right Side (AI):**</text:p>
      <text:p text:style-name="Preformatted_20_Text">- **Image:** HAL 9000 eye OR modern AI visualization</text:p>
      <text:p text:style-name="Preformatted_20_Text"><text:s text:c="2"/>- **Option A - HAL 9000 style:**</text:p>
      <text:p text:style-name="Preformatted_20_Text"><text:s text:c="4"/>- Red camera lens/eye with "AI" text overlay</text:p>
      <text:p text:style-name="Preformatted_20_Text"><text:s text:c="4"/>- Futuristic, recognizable</text:p>
      <text:p text:style-name="Preformatted_20_Text"><text:s text:c="4"/>- Search: "HAL 9000", "artificial intelligence eye", "AI red lens"</text:p>
      <text:p text:style-name="Preformatted_20_Text"/>
      <text:p text:style-name="Preformatted_20_Text"><text:s text:c="2"/>- **Option B - Modern AI:**</text:p>
      <text:p text:style-name="Preformatted_20_Text"><text:s text:c="4"/>- Neural network visualization</text:p>
      <text:p text:style-name="Preformatted_20_Text"><text:s text:c="4"/>- Digital brain / circuit pattern</text:p>
      <text:p text:style-name="Preformatted_20_Text"><text:s text:c="4"/>- Glowing blue tech aesthetic</text:p>
      <text:p text:style-name="Preformatted_20_Text"><text:s text:c="4"/>- Search: "artificial intelligence visualization", "AI neural network", "machine learning abstract"</text:p>
      <text:p text:style-name="Preformatted_20_Text"/>
      <text:p text:style-name="Preformatted_20_Text">- **Overlay text:**</text:p>
      <text:p text:style-name="Preformatted_20_Text"><text:s text:c="2"/>- "🤖 AI Context Loading"</text:p>
      <text:p text:style-name="Preformatted_20_Text"><text:s text:c="2"/>- "Claude Code"</text:p>
      <text:p text:style-name="Preformatted_20_Text"><text:s text:c="2"/>- Font: Same as left side for consistency</text:p>
      <text:p text:style-name="Preformatted_20_Text"><text:s text:c="2"/>- Color: Bright blue (#4299e1) or white</text:p>
      <text:p text:style-name="Preformatted_20_Text"><text:soft-page-break/></text:p>
      <text:p text:style-name="Preformatted_20_Text">**Design Tools:**</text:p>
      <text:p text:style-name="Preformatted_20_Text">- **Canva** (easiest - has templates)</text:p>
      <text:p text:style-name="Preformatted_20_Text">- **Figma** (professional)</text:p>
      <text:p text:style-name="Preformatted_20_Text">- **PowerPoint/Keynote** (quick and simple)</text:p>
      <text:p text:style-name="Preformatted_20_Text">- **Photoshop/GIMP** (advanced)</text:p>
      <text:p text:style-name="Preformatted_20_Text"/>
      <text:p text:style-name="Preformatted_20_Text">**Where to Place:**</text:p>
      <text:p text:style-name="Preformatted_20_Text">- Use as the **article header image** in LinkedIn</text:p>
      <text:p text:style-name="Preformatted_20_Text">- Embed at the top of the comparison section</text:p>
      <text:p text:style-name="Preformatted_20_Text">- Can also use as the thumbnail when sharing</text:p>
      <text:p text:style-name="Preformatted_20_Text"/>
      <text:p text:style-name="Preformatted_20_Text">---</text:p>
      <text:p text:style-name="Preformatted_20_Text"/>
      <text:p text:style-name="Preformatted_20_Text">### **SECONDARY IMAGES: Optional Supporting Graphics**</text:p>
      <text:p text:style-name="Preformatted_20_Text"/>
      <text:p text:style-name="Preformatted_20_Text">2. **Key Insight Quote Card** (Square format: 1080×1080px)</text:p>
      <text:p text:style-name="Preformatted_20_Text"><text:s text:c="3"/>- LinkedIn blue background (#0077b5)</text:p>
      <text:p text:style-name="Preformatted_20_Text"><text:s text:c="3"/>- Large white text: "Context organization transforms generalists into specialists"</text:p>
      <text:p text:style-name="Preformatted_20_Text"><text:s text:c="3"/>- Subtitle: "This applies to humans and AI alike"</text:p>
      <text:p text:style-name="Preformatted_20_Text"><text:s text:c="3"/>- Your name/title at bottom</text:p>
      <text:p text:style-name="Preformatted_20_Text"><text:soft-page-break/><text:s text:c="3"/>- Use as carousel image #2</text:p>
      <text:p text:style-name="Preformatted_20_Text"/>
      <text:p text:style-name="Preformatted_20_Text">3. **5-Level Comparison Table** (Already created!)</text:p>
      <text:p text:style-name="Preformatted_20_Text"><text:s text:c="3"/>- You already have this: `https://nginx.ai-servicers.com/context-compare/table.html`</text:p>
      <text:p text:style-name="Preformatted_20_Text"><text:s text:c="3"/>- Screenshot and use in the article</text:p>
      <text:p text:style-name="Preformatted_20_Text"><text:s text:c="3"/>- Best placement: Middle of the article after Level 2 description</text:p>
      <text:p text:style-name="Preformatted_20_Text"/>
      <text:p text:style-name="Preformatted_20_Text">4. **Before/After Simple Diagram** (1200×400px)</text:p>
      <text:p text:style-name="Preformatted_20_Text"><text:s text:c="3"/>```</text:p>
      <text:p text:style-name="Preformatted_20_Text"><text:s text:c="3"/>GENERALIST <text:s/>→ <text:s/>[Layered Context] <text:s/>→ <text:s/>SPECIALIST</text:p>
      <text:p text:style-name="Preformatted_20_Text"><text:s text:c="3"/>(scattered) <text:s text:c="4"/>(organized) <text:s text:c="9"/>(focused)</text:p>
      <text:p text:style-name="Preformatted_20_Text"><text:s text:c="3"/>```</text:p>
      <text:p text:style-name="Preformatted_20_Text"><text:s text:c="3"/>- Simple arrows and text</text:p>
      <text:p text:style-name="Preformatted_20_Text"><text:s text:c="3"/>- Use to emphasize the transformation</text:p>
      <text:p text:style-name="Preformatted_20_Text"/>
      <text:p text:style-name="Preformatted_20_Text">---</text:p>
      <text:p text:style-name="Preformatted_20_Text"/>
      <text:p text:style-name="Preformatted_20_Text">## LinkedIn Publishing Tips</text:p>
      <text:p text:style-name="Preformatted_20_Text"/>
      <text:p text:style-name="Preformatted_20_Text">1. **Post on a Tuesday, Wednesday, or Thursday** (best engagement days)</text:p>
      <text:p text:style-name="Preformatted_20_Text">2. **Publish between 7-9 AM or 5-6 PM** (when professionals check LinkedIn)</text:p>
      <text:p text:style-name="Preformatted_20_Text"><text:soft-page-break/>3. **Use the header image** immediately to grab attention</text:p>
      <text:p text:style-name="Preformatted_20_Text">4. **Break up text** with frequent headings, bullets, and white space</text:p>
      <text:p text:style-name="Preformatted_20_Text">5. **Ask questions** to encourage comments</text:p>
      <text:p text:style-name="Preformatted_20_Text">6. **Respond to comments** within the first 2 hours for algorithm boost</text:p>
      <text:p text:style-name="Preformatted_20_Text">7. **Share in relevant LinkedIn Groups** related to AI, tech leadership, HR</text:p>
      <text:p text:style-name="Preformatted_20_Text">8. **Tag relevant people/companies** (but don't overdo it)</text:p>
      <text:p text:style-name="Preformatted_20_Text">9. **Include a call-to-action** asking readers to share their experiences</text:p>
      <text:p text:style-name="Preformatted_20_Text"/>
      <text:p text:style-name="Preformatted_20_Text">---</text:p>
      <text:p text:style-name="Preformatted_20_Text"/>
      <text:p text:style-name="Preformatted_20_Text">## Alternative Versions</text:p>
      <text:p text:style-name="Preformatted_20_Text"/>
      <text:p text:style-name="Preformatted_20_Text">### **Short LinkedIn Post Version** (for regular feed, not article):</text:p>
      <text:p text:style-name="Preformatted_20_Text"/>
      <text:p text:style-name="Preformatted_20_Text">"Noticed something interesting: The way you onboard a new engineer is EXACTLY how you should configure your AI assistant.</text:p>
      <text:p text:style-name="Preformatted_20_Text"/>
      <text:p text:style-name="Preformatted_20_Text">Both need layered context:</text:p>
      <text:p text:style-name="Preformatted_20_Text">→ Company/User-level (Week 1)</text:p>
      <text:p text:style-name="Preformatted_20_Text">→ Department/Workspace (Month 1)</text:p>
      <text:p text:style-name="Preformatted_20_Text">→ Role/Project (Quarter 1)</text:p>
      <text:p text:style-name="Preformatted_20_Text">→ Task/Runtime (Daily)</text:p>
      <text:p text:style-name="Preformatted_20_Text"><text:soft-page-break/></text:p>
      <text:p text:style-name="Preformatted_20_Text">Without this progression, you get:</text:p>
      <text:p text:style-name="Preformatted_20_Text">• New hires who can't ship code</text:p>
      <text:p text:style-name="Preformatted_20_Text">• AI tools that don't understand your environment</text:p>
      <text:p text:style-name="Preformatted_20_Text"/>
      <text:p text:style-name="Preformatted_20_Text">With proper layering, you get:</text:p>
      <text:p text:style-name="Preformatted_20_Text">• Productive specialists immediately</text:p>
      <text:p text:style-name="Preformatted_20_Text"/>
      <text:p text:style-name="Preformatted_20_Text">The pattern is universal. The question is: how well do you organize context?</text:p>
      <text:p text:style-name="Preformatted_20_Text"/>
      <text:p text:style-name="Preformatted_20_Text">Full breakdown: [link to article]</text:p>
      <text:p text:style-name="Preformatted_20_Text"/>
      <text:p text:style-name="Preformatted_20_Text">#AI #Leadership #TalentDevelopment"</text:p>
      <text:p text:style-name="Preformatted_20_Text"/>
      <text:p text:style-name="Preformatted_20_Text">### **Twitter Thread Version** (10 tweets):</text:p>
      <text:p text:style-name="Preformatted_20_Text"/>
      <text:p text:style-name="Preformatted_20_Text">1/ Hiring a talented engineer? They can't ship on day 1. Why? They lack context. The same is true for AI systems. Thread 🧵</text:p>
      <text:p text:style-name="Preformatted_20_Text"/>
      <text:p text:style-name="Preformatted_20_Text">2/ Level 0: BASELINE</text:p>
      <text:p text:style-name="Preformatted_20_Text">👨‍🎓 CS degree + general coding</text:p>
      <text:p text:style-name="Preformatted_20_Text">🤖 Base AI model + general training</text:p>
      <text:p text:style-name="Preformatted_20_Text"><text:soft-page-break/>Both capable, neither productive in YOUR environment.</text:p>
      <text:p text:style-name="Preformatted_20_Text"/>
      <text:p text:style-name="Preformatted_20_Text">3/ Level 1: BROAD CONTEXT</text:p>
      <text:p text:style-name="Preformatted_20_Text">👨‍🎓 Company onboarding (Slack, Jira, values)</text:p>
      <text:p text:style-name="Preformatted_20_Text">🤖 User preferences (settings, history, tools)</text:p>
      <text:p text:style-name="Preformatted_20_Text">Now they can navigate, but can't ship yet.</text:p>
      <text:p text:style-name="Preformatted_20_Text"/>
      <text:p text:style-name="Preformatted_20_Text">4/ Level 2: DOMAIN CONTEXT</text:p>
      <text:p text:style-name="Preformatted_20_Text">👨‍🎓 Dept training (Python, K8s, CI/CD)</text:p>
      <text:p text:style-name="Preformatted_20_Text">🤖 Workspace config (infrastructure, policies)</text:p>
      <text:p text:style-name="Preformatted_20_Text">Now they understand your standards and patterns.</text:p>
      <text:p text:style-name="Preformatted_20_Text"/>
      <text:p text:style-name="Preformatted_20_Text">5/ Level 3: SPECIFIC CONTEXT</text:p>
      <text:p text:style-name="Preformatted_20_Text">👨‍🎓 Role assignment (API Gateway team)</text:p>
      <text:p text:style-name="Preformatted_20_Text">🤖 Project docs (nginx configuration)</text:p>
      <text:p text:style-name="Preformatted_20_Text">Now they know THIS specific codebase.</text:p>
      <text:p text:style-name="Preformatted_20_Text"/>
      <text:p text:style-name="Preformatted_20_Text">6/ Level 4: TASK CONTEXT</text:p>
      <text:p text:style-name="Preformatted_20_Text">👨‍🎓 Sprint ticket (add OAuth2 support)</text:p>
      <text:p text:style-name="Preformatted_20_Text">🤖 Runtime tools (keycloak skill loaded)</text:p>
      <text:p text:style-name="Preformatted_20_Text">NOW they can execute effectively.</text:p>
      <text:p text:style-name="Preformatted_20_Text"><text:soft-page-break/></text:p>
      <text:p text:style-name="Preformatted_20_Text">7/ Notice the pattern? You can't skip levels.</text:p>
      <text:p text:style-name="Preformatted_20_Text">Company onboarding before dept training.</text:p>
      <text:p text:style-name="Preformatted_20_Text">Workspace config before project docs.</text:p>
      <text:p text:style-name="Preformatted_20_Text">Layer by layer.</text:p>
      <text:p text:style-name="Preformatted_20_Text"/>
      <text:p text:style-name="Preformatted_20_Text">8/ The insight: Context organization transforms generalists into specialists.</text:p>
      <text:p text:style-name="Preformatted_20_Text">This applies to:</text:p>
      <text:p text:style-name="Preformatted_20_Text">• New hires</text:p>
      <text:p text:style-name="Preformatted_20_Text">• AI assistants</text:p>
      <text:p text:style-name="Preformatted_20_Text">• Contractors</text:p>
      <text:p text:style-name="Preformatted_20_Text">• Any specialized capability</text:p>
      <text:p text:style-name="Preformatted_20_Text"/>
      <text:p text:style-name="Preformatted_20_Text">9/ So when your AI "doesn't understand our codebase" or your new hire "isn't productive yet"—they need the same thing:</text:p>
      <text:p text:style-name="Preformatted_20_Text"/>
      <text:p text:style-name="Preformatted_20_Text">Context. Delivered layer by layer.</text:p>
      <text:p text:style-name="Preformatted_20_Text"/>
      <text:p text:style-name="Preformatted_20_Text">10/ Full breakdown with diagrams: [link]</text:p>
      <text:p text:style-name="Preformatted_20_Text"/>
      <text:p text:style-name="Preformatted_20_Text">How does YOUR org structure context delivery? Both for humans and AI?</text:p>
      <text:p text:style-name="Preformatted_20_Text"/>
      <text:p text:style-name="Preformatted_20_Text"><text:soft-page-break/>---</text:p>
      <text:p text:style-name="Preformatted_20_Text"/>
      <text:p text:style-name="Preformatted_20_Text">## Publishing Checklist</text:p>
      <text:p text:style-name="Preformatted_20_Text"/>
      <text:p text:style-name="Preformatted_20_Text">- [ ] Review and personalize the "About the Author" section</text:p>
      <text:p text:style-name="Preformatted_20_Text">- [ ] Create at least 1 visual (the header image minimum)</text:p>
      <text:p text:style-name="Preformatted_20_Text">- [ ] Choose between article format or short post format</text:p>
      <text:p text:style-name="Preformatted_20_Text">- [ ] Schedule for optimal day/time (Tues-Thurs, 7-9 AM or 5-6 PM)</text:p>
      <text:p text:style-name="Preformatted_20_Text">- [ ] Prepare 3-5 discussion questions for comments</text:p>
      <text:p text:style-name="Preformatted_20_Text">- [ ] Plan to respond to comments within first 2 hours</text:p>
      <text:p text:style-name="Preformatted_20_Text">- [ ] Have company/colleagues ready to share/comment</text:p>
      <text:p text:style-name="Preformatted_20_Text">- [ ] Cross-post shortened version to Twitter/X</text:p>
      <text:p text:style-name="Preformatted_20_Text">- [ ] Share in relevant LinkedIn groups (with permission)</text:p>
      <text:p text:style-name="Preformatted_20_Text">- [ ] Monitor engagement and respond promptly</text:p>
      <text:p text:style-name="Preformatted_20_Text"/>
      <text:p text:style-name="Preformatted_20_Text">---</text:p>
      <text:p text:style-name="Preformatted_20_Text"/>
      <text:p text:style-name="Preformatted_20_Text">*This content is based on real infrastructure documentation from ai-servicers.com showing practical implementation of layered context for AI systems.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9" meta:paragraph-count="278" meta:word-count="1841" meta:character-count="12397" meta:non-whitespace-character-count="10610"/>
    <meta:generator>LibreOffice/24.2.7.2$Linux_X86_64 LibreOffice_project/420$Build-2</meta:generator>
  </office:meta>
</office:document-meta>
</file>